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8-06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3248" calcext:value-type="float">
            <text:p>127.3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6296" calcext:value-type="float">
            <text:p>127.3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6296" calcext:value-type="float">
            <text:p>127.3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6296" calcext:value-type="float">
            <text:p>127.3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6296" calcext:value-type="float">
            <text:p>127.3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6296" calcext:value-type="float">
            <text:p>127.3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6296" calcext:value-type="float">
            <text:p>127.3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6296" calcext:value-type="float">
            <text:p>127.3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3248" calcext:value-type="float">
            <text:p>127.3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3248" calcext:value-type="float">
            <text:p>127.3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3248" calcext:value-type="float">
            <text:p>127.3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3248" calcext:value-type="float">
            <text:p>127.3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3248" calcext:value-type="float">
            <text:p>127.3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3248" calcext:value-type="float">
            <text:p>127.3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3248" calcext:value-type="float">
            <text:p>127.3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3248" calcext:value-type="float">
            <text:p>127.3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02" calcext:value-type="float">
            <text:p>127.3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3248" calcext:value-type="float">
            <text:p>127.3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02" calcext:value-type="float">
            <text:p>127.3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02" calcext:value-type="float">
            <text:p>127.3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02" calcext:value-type="float">
            <text:p>127.3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02" calcext:value-type="float">
            <text:p>127.3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02" calcext:value-type="float">
            <text:p>127.3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02" calcext:value-type="float">
            <text:p>127.3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02" calcext:value-type="float">
            <text:p>127.3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02" calcext:value-type="float">
            <text:p>127.3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02" calcext:value-type="float">
            <text:p>127.3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02" calcext:value-type="float">
            <text:p>127.3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7152" calcext:value-type="float">
            <text:p>127.3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7152" calcext:value-type="float">
            <text:p>127.3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7152" calcext:value-type="float">
            <text:p>127.3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7152" calcext:value-type="float">
            <text:p>127.3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7152" calcext:value-type="float">
            <text:p>127.3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7152" calcext:value-type="float">
            <text:p>127.3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7152" calcext:value-type="float">
            <text:p>127.3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7152" calcext:value-type="float">
            <text:p>127.3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7152" calcext:value-type="float">
            <text:p>127.3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7152" calcext:value-type="float">
            <text:p>127.3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4104" calcext:value-type="float">
            <text:p>127.3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4104" calcext:value-type="float">
            <text:p>127.3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4104" calcext:value-type="float">
            <text:p>127.3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4104" calcext:value-type="float">
            <text:p>127.3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4104" calcext:value-type="float">
            <text:p>127.3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4104" calcext:value-type="float">
            <text:p>127.3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4104" calcext:value-type="float">
            <text:p>127.3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4104" calcext:value-type="float">
            <text:p>127.3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4104" calcext:value-type="float">
            <text:p>127.3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7152" calcext:value-type="float">
            <text:p>127.3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4104" calcext:value-type="float">
            <text:p>127.3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4104" calcext:value-type="float">
            <text:p>127.3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4104" calcext:value-type="float">
            <text:p>127.3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4104" calcext:value-type="float">
            <text:p>127.3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4104" calcext:value-type="float">
            <text:p>127.3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4104" calcext:value-type="float">
            <text:p>127.3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4104" calcext:value-type="float">
            <text:p>127.3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4104" calcext:value-type="float">
            <text:p>127.3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4104" calcext:value-type="float">
            <text:p>127.3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1056" calcext:value-type="float">
            <text:p>127.3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1056" calcext:value-type="float">
            <text:p>127.3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1056" calcext:value-type="float">
            <text:p>127.3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1056" calcext:value-type="float">
            <text:p>127.3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1056" calcext:value-type="float">
            <text:p>127.3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1056" calcext:value-type="float">
            <text:p>127.3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1056" calcext:value-type="float">
            <text:p>127.3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1056" calcext:value-type="float">
            <text:p>127.3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1056" calcext:value-type="float">
            <text:p>127.3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1056" calcext:value-type="float">
            <text:p>127.3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1056" calcext:value-type="float">
            <text:p>127.3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1056" calcext:value-type="float">
            <text:p>127.3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1056" calcext:value-type="float">
            <text:p>127.3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1056" calcext:value-type="float">
            <text:p>127.3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8008" calcext:value-type="float">
            <text:p>127.3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8008" calcext:value-type="float">
            <text:p>127.3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8008" calcext:value-type="float">
            <text:p>127.3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8008" calcext:value-type="float">
            <text:p>127.3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8008" calcext:value-type="float">
            <text:p>127.3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8008" calcext:value-type="float">
            <text:p>127.3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8008" calcext:value-type="float">
            <text:p>127.3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8008" calcext:value-type="float">
            <text:p>127.3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8008" calcext:value-type="float">
            <text:p>127.3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496" calcext:value-type="float">
            <text:p>127.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496" calcext:value-type="float">
            <text:p>127.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496" calcext:value-type="float">
            <text:p>127.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496" calcext:value-type="float">
            <text:p>127.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496" calcext:value-type="float">
            <text:p>127.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496" calcext:value-type="float">
            <text:p>127.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496" calcext:value-type="float">
            <text:p>127.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496" calcext:value-type="float">
            <text:p>127.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496" calcext:value-type="float">
            <text:p>127.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496" calcext:value-type="float">
            <text:p>127.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1912" calcext:value-type="float">
            <text:p>127.3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1912" calcext:value-type="float">
            <text:p>127.3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4-05-06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496" calcext:value-type="float">
            <text:p>127.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3-10-25 2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44856" calcext:value-type="float">
            <text:p>127.2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5-18 02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82728" calcext:value-type="float">
            <text:p>126.9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85776" calcext:value-type="float">
            <text:p>126.9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82728" calcext:value-type="float">
            <text:p>126.9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82728" calcext:value-type="float">
            <text:p>126.9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968" calcext:value-type="float">
            <text:p>126.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968" calcext:value-type="float">
            <text:p>126.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968" calcext:value-type="float">
            <text:p>126.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6632" calcext:value-type="float">
            <text:p>126.9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968" calcext:value-type="float">
            <text:p>126.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82728" calcext:value-type="float">
            <text:p>126.9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82728" calcext:value-type="float">
            <text:p>126.9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82728" calcext:value-type="float">
            <text:p>126.9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82728" calcext:value-type="float">
            <text:p>126.9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82728" calcext:value-type="float">
            <text:p>126.9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968" calcext:value-type="float">
            <text:p>126.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6632" calcext:value-type="float">
            <text:p>126.9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968" calcext:value-type="float">
            <text:p>126.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6632" calcext:value-type="float">
            <text:p>126.9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6632" calcext:value-type="float">
            <text:p>126.9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3584" calcext:value-type="float">
            <text:p>126.9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3584" calcext:value-type="float">
            <text:p>126.9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3584" calcext:value-type="float">
            <text:p>126.9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3584" calcext:value-type="float">
            <text:p>126.9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0536" calcext:value-type="float">
            <text:p>126.9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0536" calcext:value-type="float">
            <text:p>126.9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67488" calcext:value-type="float">
            <text:p>126.9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67488" calcext:value-type="float">
            <text:p>126.9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6444" calcext:value-type="float">
            <text:p>126.9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6444" calcext:value-type="float">
            <text:p>126.9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6444" calcext:value-type="float">
            <text:p>126.9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6444" calcext:value-type="float">
            <text:p>126.9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61392" calcext:value-type="float">
            <text:p>126.9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58344" calcext:value-type="float">
            <text:p>126.9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58344" calcext:value-type="float">
            <text:p>126.9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58344" calcext:value-type="float">
            <text:p>126.9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58344" calcext:value-type="float">
            <text:p>126.9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55296" calcext:value-type="float">
            <text:p>126.9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55296" calcext:value-type="float">
            <text:p>126.9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55296" calcext:value-type="float">
            <text:p>126.9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55296" calcext:value-type="float">
            <text:p>126.9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52248" calcext:value-type="float">
            <text:p>126.9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52248" calcext:value-type="float">
            <text:p>126.9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52248" calcext:value-type="float">
            <text:p>126.9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52248" calcext:value-type="float">
            <text:p>126.9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92" calcext:value-type="float">
            <text:p>126.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92" calcext:value-type="float">
            <text:p>126.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92" calcext:value-type="float">
            <text:p>126.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92" calcext:value-type="float">
            <text:p>126.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6152" calcext:value-type="float">
            <text:p>126.9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6152" calcext:value-type="float">
            <text:p>126.9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3104" calcext:value-type="float">
            <text:p>126.9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3104" calcext:value-type="float">
            <text:p>126.9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0056" calcext:value-type="float">
            <text:p>126.9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3104" calcext:value-type="float">
            <text:p>126.9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3104" calcext:value-type="float">
            <text:p>126.9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0056" calcext:value-type="float">
            <text:p>126.9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0056" calcext:value-type="float">
            <text:p>126.9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37008" calcext:value-type="float">
            <text:p>126.9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37008" calcext:value-type="float">
            <text:p>126.9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37008" calcext:value-type="float">
            <text:p>126.9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37008" calcext:value-type="float">
            <text:p>126.9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3396" calcext:value-type="float">
            <text:p>126.9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3396" calcext:value-type="float">
            <text:p>126.9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37008" calcext:value-type="float">
            <text:p>126.9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3396" calcext:value-type="float">
            <text:p>126.9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30912" calcext:value-type="float">
            <text:p>126.9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30912" calcext:value-type="float">
            <text:p>126.9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30912" calcext:value-type="float">
            <text:p>126.9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30912" calcext:value-type="float">
            <text:p>126.9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27864" calcext:value-type="float">
            <text:p>126.9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27864" calcext:value-type="float">
            <text:p>126.9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24816" calcext:value-type="float">
            <text:p>126.9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24816" calcext:value-type="float">
            <text:p>126.9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21768" calcext:value-type="float">
            <text:p>126.9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21768" calcext:value-type="float">
            <text:p>126.9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21768" calcext:value-type="float">
            <text:p>126.9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21768" calcext:value-type="float">
            <text:p>126.9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1872" calcext:value-type="float">
            <text:p>126.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1872" calcext:value-type="float">
            <text:p>126.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15672" calcext:value-type="float">
            <text:p>126.9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1872" calcext:value-type="float">
            <text:p>126.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15672" calcext:value-type="float">
            <text:p>126.9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15672" calcext:value-type="float">
            <text:p>126.9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15672" calcext:value-type="float">
            <text:p>126.9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12624" calcext:value-type="float">
            <text:p>126.9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12624" calcext:value-type="float">
            <text:p>126.9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9576" calcext:value-type="float">
            <text:p>126.9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9576" calcext:value-type="float">
            <text:p>126.9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9576" calcext:value-type="float">
            <text:p>126.9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9576" calcext:value-type="float">
            <text:p>126.9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348" calcext:value-type="float">
            <text:p>126.9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348" calcext:value-type="float">
            <text:p>126.9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348" calcext:value-type="float">
            <text:p>126.9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348" calcext:value-type="float">
            <text:p>126.9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0432" calcext:value-type="float">
            <text:p>126.9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348" calcext:value-type="float">
            <text:p>126.9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0432" calcext:value-type="float">
            <text:p>126.9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0432" calcext:value-type="float">
            <text:p>126.9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97384" calcext:value-type="float">
            <text:p>126.8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97384" calcext:value-type="float">
            <text:p>126.8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97384" calcext:value-type="float">
            <text:p>126.8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97384" calcext:value-type="float">
            <text:p>126.8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94336" calcext:value-type="float">
            <text:p>126.8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94336" calcext:value-type="float">
            <text:p>126.8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91288" calcext:value-type="float">
            <text:p>126.8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94336" calcext:value-type="float">
            <text:p>126.8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91288" calcext:value-type="float">
            <text:p>126.8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91288" calcext:value-type="float">
            <text:p>126.8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91288" calcext:value-type="float">
            <text:p>126.8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824" calcext:value-type="float">
            <text:p>126.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824" calcext:value-type="float">
            <text:p>126.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824" calcext:value-type="float">
            <text:p>126.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824" calcext:value-type="float">
            <text:p>126.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824" calcext:value-type="float">
            <text:p>126.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824" calcext:value-type="float">
            <text:p>126.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5192" calcext:value-type="float">
            <text:p>126.8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2144" calcext:value-type="float">
            <text:p>126.8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2144" calcext:value-type="float">
            <text:p>126.8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5192" calcext:value-type="float">
            <text:p>126.8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2144" calcext:value-type="float">
            <text:p>126.8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2144" calcext:value-type="float">
            <text:p>126.8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9096" calcext:value-type="float">
            <text:p>126.8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9096" calcext:value-type="float">
            <text:p>126.8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6048" calcext:value-type="float">
            <text:p>126.8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6048" calcext:value-type="float">
            <text:p>126.8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6048" calcext:value-type="float">
            <text:p>126.8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6048" calcext:value-type="float">
            <text:p>126.8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9096" calcext:value-type="float">
            <text:p>126.8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9096" calcext:value-type="float">
            <text:p>126.8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9096" calcext:value-type="float">
            <text:p>126.8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6048" calcext:value-type="float">
            <text:p>126.8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3" calcext:value-type="float">
            <text:p>126.8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3" calcext:value-type="float">
            <text:p>126.8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3" calcext:value-type="float">
            <text:p>126.8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3" calcext:value-type="float">
            <text:p>126.8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9952" calcext:value-type="float">
            <text:p>126.8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9952" calcext:value-type="float">
            <text:p>126.8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9952" calcext:value-type="float">
            <text:p>126.8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9952" calcext:value-type="float">
            <text:p>126.8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9952" calcext:value-type="float">
            <text:p>126.8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6904" calcext:value-type="float">
            <text:p>126.8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6904" calcext:value-type="float">
            <text:p>126.8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6904" calcext:value-type="float">
            <text:p>126.8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6904" calcext:value-type="float">
            <text:p>126.8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3856" calcext:value-type="float">
            <text:p>126.8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6904" calcext:value-type="float">
            <text:p>126.8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6904" calcext:value-type="float">
            <text:p>126.8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6904" calcext:value-type="float">
            <text:p>126.8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3856" calcext:value-type="float">
            <text:p>126.8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3856" calcext:value-type="float">
            <text:p>126.8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3856" calcext:value-type="float">
            <text:p>126.8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3856" calcext:value-type="float">
            <text:p>126.8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3856" calcext:value-type="float">
            <text:p>126.8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0808" calcext:value-type="float">
            <text:p>126.8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3856" calcext:value-type="float">
            <text:p>126.8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3856" calcext:value-type="float">
            <text:p>126.8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0808" calcext:value-type="float">
            <text:p>126.8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0808" calcext:value-type="float">
            <text:p>126.8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3856" calcext:value-type="float">
            <text:p>126.8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0808" calcext:value-type="float">
            <text:p>126.8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0808" calcext:value-type="float">
            <text:p>126.8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0808" calcext:value-type="float">
            <text:p>126.8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0808" calcext:value-type="float">
            <text:p>126.8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3856" calcext:value-type="float">
            <text:p>126.8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3856" calcext:value-type="float">
            <text:p>126.8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3856" calcext:value-type="float">
            <text:p>126.8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3856" calcext:value-type="float">
            <text:p>126.8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3856" calcext:value-type="float">
            <text:p>126.8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3856" calcext:value-type="float">
            <text:p>126.8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3856" calcext:value-type="float">
            <text:p>126.8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6904" calcext:value-type="float">
            <text:p>126.8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6904" calcext:value-type="float">
            <text:p>126.8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9952" calcext:value-type="float">
            <text:p>126.8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6904" calcext:value-type="float">
            <text:p>126.8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6904" calcext:value-type="float">
            <text:p>126.8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9952" calcext:value-type="float">
            <text:p>126.8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3" calcext:value-type="float">
            <text:p>126.8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3" calcext:value-type="float">
            <text:p>126.8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9952" calcext:value-type="float">
            <text:p>126.8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3" calcext:value-type="float">
            <text:p>126.8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3" calcext:value-type="float">
            <text:p>126.8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9952" calcext:value-type="float">
            <text:p>126.8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9952" calcext:value-type="float">
            <text:p>126.8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9952" calcext:value-type="float">
            <text:p>126.8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3" calcext:value-type="float">
            <text:p>126.8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3" calcext:value-type="float">
            <text:p>126.8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9952" calcext:value-type="float">
            <text:p>126.8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11-11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9096" calcext:value-type="float">
            <text:p>126.8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1-03-04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37008" calcext:value-type="float">
            <text:p>126.9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348" calcext:value-type="float">
            <text:p>126.9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2144" calcext:value-type="float">
            <text:p>126.8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1664" calcext:value-type="float">
            <text:p>126.8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08992" calcext:value-type="float">
            <text:p>126.8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30328" calcext:value-type="float">
            <text:p>126.8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08992" calcext:value-type="float">
            <text:p>126.8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5108" calcext:value-type="float">
            <text:p>126.7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17552" calcext:value-type="float">
            <text:p>126.7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75464" calcext:value-type="float">
            <text:p>126.7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68784" calcext:value-type="float">
            <text:p>126.6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3752" calcext:value-type="float">
            <text:p>126.7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7488" calcext:value-type="float">
            <text:p>126.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8156" calcext:value-type="float">
            <text:p>126.7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23648" calcext:value-type="float">
            <text:p>126.7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15088" calcext:value-type="float">
            <text:p>126.8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41936" calcext:value-type="float">
            <text:p>126.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32792" calcext:value-type="float">
            <text:p>126.7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44984" calcext:value-type="float">
            <text:p>126.7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48032" calcext:value-type="float">
            <text:p>126.7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5048" calcext:value-type="float">
            <text:p>126.4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8096" calcext:value-type="float">
            <text:p>126.4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6152" calcext:value-type="float">
            <text:p>126.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88368" calcext:value-type="float">
            <text:p>126.3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94464" calcext:value-type="float">
            <text:p>126.3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27408" calcext:value-type="float">
            <text:p>126.3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21312" calcext:value-type="float">
            <text:p>126.3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69496" calcext:value-type="float">
            <text:p>126.2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90248" calcext:value-type="float">
            <text:p>126.1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8052" calcext:value-type="float">
            <text:p>126.0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35384" calcext:value-type="float">
            <text:p>126.1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86616" calcext:value-type="float">
            <text:p>126.08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98808" calcext:value-type="float">
            <text:p>126.0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39956" calcext:value-type="float">
            <text:p>126.13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35384" calcext:value-type="float">
            <text:p>126.1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75008" calcext:value-type="float">
            <text:p>126.1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1956" calcext:value-type="float">
            <text:p>126.0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20144" calcext:value-type="float">
            <text:p>126.1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17096" calcext:value-type="float">
            <text:p>126.11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47576" calcext:value-type="float">
            <text:p>126.1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08536" calcext:value-type="float">
            <text:p>126.2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23776" calcext:value-type="float">
            <text:p>126.2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35968" calcext:value-type="float">
            <text:p>126.2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58828" calcext:value-type="float">
            <text:p>126.25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66448" calcext:value-type="float">
            <text:p>126.2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84736" calcext:value-type="float">
            <text:p>126.2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7864" calcext:value-type="float">
            <text:p>126.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81688" calcext:value-type="float">
            <text:p>126.2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06072" calcext:value-type="float">
            <text:p>126.3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34088" calcext:value-type="float">
            <text:p>126.4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26696" calcext:value-type="float">
            <text:p>126.7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72644" calcext:value-type="float">
            <text:p>127.07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46736" calcext:value-type="float">
            <text:p>127.0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80264" calcext:value-type="float">
            <text:p>127.0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98552" calcext:value-type="float">
            <text:p>127.0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71704" calcext:value-type="float">
            <text:p>127.1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3876" calcext:value-type="float">
            <text:p>127.2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34416" calcext:value-type="float">
            <text:p>127.5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64184" calcext:value-type="float">
            <text:p>127.9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75536" calcext:value-type="float">
            <text:p>128.8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84616" calcext:value-type="float">
            <text:p>110.08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3304" calcext:value-type="float">
            <text:p>117.1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6792" calcext:value-type="float">
            <text:p>113.01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1216" calcext:value-type="float">
            <text:p>101.9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73824" calcext:value-type="float">
            <text:p>121.2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91304" calcext:value-type="float">
            <text:p>131.59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6024" calcext:value-type="float">
            <text:p>131.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6712" calcext:value-type="float">
            <text:p>131.42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20032" calcext:value-type="float">
            <text:p>131.3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00932" calcext:value-type="float">
            <text:p>130.90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199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05632" calcext:value-type="float">
            <text:p>130.4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199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00376" calcext:value-type="float">
            <text:p>129.5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199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6352" calcext:value-type="float">
            <text:p>120.9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601116124801</text:p>
          </table:table-cell>
          <table:table-cell office:value-type="string" calcext:value-type="string">
            <text:p>199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84" calcext:value-type="float">
            <text:p>112.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6" meta:object-count="0"/>
    <meta:user-defined meta:name="AppVersion">3.0</meta:user-defined>
  </office:meta>
</office:document-meta>
</file>